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8:34:59.095856434</meta:creation-date>
    <meta:generator>LibreOffice/6.4.7.2$Linux_X86_64 LibreOffice_project/40$Build-2</meta:generator>
    <dc:date>2021-10-21T19:03:02.118085728</dc:date>
    <meta:editing-duration>PT7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